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JanitorImpl.getJ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longDiv( long top , long bott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oreJanitorImpl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AdaptiveThreadInterval( boolean adaptiveThread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HeapSize( int heap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calcToFree(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JanitorImpl.minTimeToFill( long 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MinFree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CleanupThreadInterval( int cleanupThread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InvokeGC( boolean invoke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reJanitorImpl.freePhysicalMem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JanitorImpl.memory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unregister( Store 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getThrea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ThreadPriority( int thread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register( Store 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getMaxHea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ini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oreJanitorImpl.freeMemo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oreJanitorImpl.setFreeing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memoryLo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reJanitorImpl.setFreeMemory( int freeMem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Index( int _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JanitorImpl.getAdaptiveThrea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reJanitorImpl.getStor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checkMemor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oreJanitorImpl.removeStoreObjects(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JanitorImpl.setPercentToFree( double percentToF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